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9.43mm"/>
    </style:style>
    <style:style style:name="co7" style:family="table-column">
      <style:table-column-properties fo:break-before="auto" style:column-width="124.99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64.49mm"/>
    </style:style>
    <style:style style:name="co11" style:family="table-column">
      <style:table-column-properties fo:break-before="auto" style:column-width="110.7mm"/>
    </style:style>
    <style:style style:name="co12" style:family="table-column">
      <style:table-column-properties fo:break-before="auto" style:column-width="140.65mm"/>
    </style:style>
    <style:style style:name="co13" style:family="table-column">
      <style:table-column-properties fo:break-before="auto" style:column-width="9.9mm"/>
    </style:style>
    <style:style style:name="co14" style:family="table-column">
      <style:table-column-properties fo:break-before="auto" style:column-width="67.91mm"/>
    </style:style>
    <style:style style:name="co15" style:family="table-column">
      <style:table-column-properties fo:break-before="auto" style:column-width="120.74mm"/>
    </style:style>
    <style:style style:name="ro1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77mm" fo:break-before="auto" style:use-optimal-row-height="true"/>
    </style:style>
    <style:style style:name="ro4" style:family="table-row">
      <style:table-row-properties style:row-height="19.12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4.45mm" fo:break-before="auto" style:use-optimal-row-height="true"/>
    </style:style>
    <style:style style:name="ro8" style:family="table-row">
      <style:table-row-properties style:row-height="23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6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3" table:default-cell-style-name="ce16"/>
        <table:table-column table:style-name="co2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2" table:number-columns-repeated="1019" table:default-cell-style-name="ce16"/>
        <table:table-row table:style-name="ro1">
          <table:table-cell table:style-name="ce9" office:value-type="string" calcext:value-type="string">
            <text:p>Lec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tails</text:p>
          </table:table-cell>
          <table:table-cell table:style-name="ce9" office:value-type="string" calcext:value-type="string">
            <text:p>Resources</text:p>
          </table:table-cell>
          <table:table-cell table:number-columns-repeated="1019"/>
        </table:table-row>
        <table:table-row table:style-name="ro7">
          <table:table-cell table:style-name="ce10" office:value-type="float" office:value="1" calcext:value-type="float">
            <text:p>1</text:p>
          </table:table-cell>
          <table:table-cell table:style-name="ce18" office:value-type="date" office:date-value="2024-01-09" calcext:value-type="date">
            <text:p>09/Jan</text:p>
          </table:table-cell>
          <table:table-cell table:style-name="ce10" office:value-type="string" calcext:value-type="string">
            <text:p>Introductions and installations</text:p>
          </table:table-cell>
          <table:table-cell table:style-name="ce10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10" office:value-type="string" calcext:value-type="string">
            <text:p>[Setting up R and friends](https://r-cubed-intro.rostools.org/preamble/pre-course#sec-install-programs): Win/Mac/Linux </text:p>
          </table:table-cell>
          <table:table-cell table:number-columns-repeated="1019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8" office:value-type="date" office:date-value="2024-01-11" calcext:value-type="date">
            <text:p>11/Jan</text:p>
          </table:table-cell>
          <table:table-cell table:style-name="ce10" office:value-type="string" calcext:value-type="string">
            <text:p>Refresher in statistics, hands-on activity</text:p>
          </table:table-cell>
          <table:table-cell table:style-name="ce10" office:value-type="string" calcext:value-type="string">
            <text:p>working with distributions - *without a computer.* [slides](lecture02.qmd)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8" office:value-type="date" office:date-value="2024-01-16" calcext:value-type="date">
            <text:p>16/Jan</text:p>
          </table:table-cell>
          <table:table-cell table:style-name="ce10" office:value-type="string" calcext:value-type="string">
            <text:p>No class</text:p>
          </table:table-cell>
          <table:table-cell table:style-name="ce12" office:value-type="string" calcext:value-type="string">
            <text:p>Hard freeze day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18" office:value-type="date" office:date-value="2024-01-18" calcext:value-type="date">
            <text:p>18/Jan</text:p>
          </table:table-cell>
          <table:table-cell table:style-name="ce10" office:value-type="string" calcext:value-type="string">
            <text:p>R basics, datatypes and control flow</text:p>
          </table:table-cell>
          <table:table-cell table:style-name="ce10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10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  <table:table-cell table:number-columns-repeated="1019"/>
        </table:table-row>
        <table:table-row table:style-name="ro7">
          <table:table-cell table:style-name="ce10" office:value-type="string" calcext:value-type="string">
            <text:p>…</text:p>
          </table:table-cell>
          <table:table-cell table:style-name="ce18" office:value-type="date" office:date-value="2024-01-25" calcext:value-type="date">
            <text:p>25/Jan</text:p>
          </table:table-cell>
          <table:table-cell table:style-name="ce12"/>
          <table:table-cell table:style-name="ce10" office:value-type="string" calcext:value-type="string">
            <text:p>for() ; function() and vectorization. `.R` scripts: [lec5_demo](scripts/class5_demo_loops-functions.R), [lec5_practice](scripts/class5_practice_loops-functions.R)</text:p>
          </table:table-cell>
          <table:table-cell table:style-name="ce12"/>
          <table:table-cell table:number-columns-repeated="1019"/>
        </table:table-row>
        <table:table-row table:style-name="ro7">
          <table:table-cell table:style-name="ce10" office:value-type="float" office:value="4" calcext:value-type="float">
            <text:p>4</text:p>
          </table:table-cell>
          <table:table-cell table:style-name="ce18" office:value-type="date" office:date-value="2024-01-23" calcext:value-type="date">
            <text:p>23/Jan</text:p>
          </table:table-cell>
          <table:table-cell table:style-name="ce10" office:value-type="string" calcext:value-type="string">
            <text:p>Data wrangling in R with `tidyverse`, `dplyr`</text:p>
          </table:table-cell>
          <table:table-cell table:style-name="ce10" office:value-type="string" calcext:value-type="string">
            <text:p>Load data from `.csv` or `excel` file, commands to arrange rows and columns. [slides](lecture04_tidyverse_intro.pptx) ([worksheet](assets/lec04_tidyverse_intro_worksheet.docx))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18" office:value-type="date" office:date-value="2024-01-25" calcext:value-type="date">
            <text:p>25/Jan</text:p>
          </table:table-cell>
          <table:table-cell table:style-name="ce10" office:value-type="string" calcext:value-type="string">
            <text:p>Data wrangling **workshop**</text:p>
          </table:table-cell>
          <table:table-cell table:style-name="ce10" office:value-type="string" calcext:value-type="string">
            <text:p>re-hash concepts from the last 3 classes, get students to wrangle data to answer a question</text:p>
          </table:table-cell>
          <table:table-cell table:style-name="ce12"/>
          <table:table-cell table:number-columns-repeated="1019"/>
        </table:table-row>
        <table:table-row table:style-name="ro7">
          <table:table-cell table:style-name="ce10" office:value-type="float" office:value="6" calcext:value-type="float">
            <text:p>6</text:p>
          </table:table-cell>
          <table:table-cell table:style-name="ce18" office:value-type="date" office:date-value="2024-01-30" calcext:value-type="date">
            <text:p>30/Jan</text:p>
          </table:table-cell>
          <table:table-cell table:style-name="ce10" office:value-type="string" calcext:value-type="string">
            <text:p>`ggplot()` plotting</text:p>
          </table:table-cell>
          <table:table-cell table:style-name="ce10" office:value-type="string" calcext:value-type="string">
            <text:p>`ggplot`, `geom_point()` and `geom_line()`, interactive plots with `plotly::ggplotly()`. Principles of _“What should you show in a plot?”_</text:p>
          </table:table-cell>
          <table:table-cell table:style-name="ce12"/>
          <table:table-cell table:number-columns-repeated="1019"/>
        </table:table-row>
        <table:table-row table:style-name="ro8">
          <table:table-cell table:style-name="ce10" office:value-type="float" office:value="7" calcext:value-type="float">
            <text:p>7</text:p>
          </table:table-cell>
          <table:table-cell table:style-name="ce18" office:value-type="date" office:date-value="2024-02-01" calcext:value-type="date">
            <text:p>01/Feb</text:p>
          </table:table-cell>
          <table:table-cell table:style-name="ce10" office:value-type="string" calcext:value-type="string">
            <text:p>Version control using `git`</text:p>
          </table:table-cell>
          <table:table-cell table:style-name="ce10" office:value-type="string" calcext:value-type="string">
            <text:p>why version control? Setup git with Rstudio. Learn some command line basics : `cd`, `ls`, `git add, git commit`, `grep "function-name"`</text:p>
          </table:table-cell>
          <table:table-cell table:style-name="ce10" office:value-type="string" calcext:value-type="string">
            <text:p>Intro to git: [lesson](https://uoftcoders.github.io/studyGroup/lessons/git/intro/lesson/); [philosophy of git](https://github.com/UofTCoders/studyGroup/blob/gh-pages/lessons/git/intro/philosophy_of_git.pdf)</text:p>
          </table:table-cell>
          <table:table-cell table:number-columns-repeated="1019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8" office:value-type="date" office:date-value="2024-02-06" calcext:value-type="date">
            <text:p>06/Feb</text:p>
          </table:table-cell>
          <table:table-cell table:style-name="ce10" office:value-type="string" calcext:value-type="string">
            <text:p>`quarto`/`Rmarkdown` to produce reports</text:p>
          </table:table-cell>
          <table:table-cell table:style-name="ce10" office:value-type="string" calcext:value-type="string">
            <text:p>motivation for reproducible data analysis, benefits of localizing \[*thoughts, code and outputs*\] in one document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8" office:value-type="date" office:date-value="2024-02-08" calcext:value-type="date">
            <text:p>08/Feb</text:p>
          </table:table-cell>
          <table:table-cell table:style-name="ce10" office:value-type="string" calcext:value-type="string">
            <text:p>No class</text:p>
          </table:table-cell>
          <table:table-cell table:style-name="ce10" office:value-type="string" calcext:value-type="string">
            <text:p>MONDAY SCHEDULE TODAY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10" office:value-type="float" office:value="9" calcext:value-type="float">
            <text:p>9</text:p>
          </table:table-cell>
          <table:table-cell table:style-name="ce18" office:value-type="date" office:date-value="2024-02-13" calcext:value-type="date">
            <text:p>13/Feb</text:p>
          </table:table-cell>
          <table:table-cell table:style-name="ce10" office:value-type="string" calcext:value-type="string">
            <text:p>Data -\&gt; figure pipeline from a research article, **workshop**</text:p>
          </table:table-cell>
          <table:table-cell table:style-name="ce10" office:value-type="string" calcext:value-type="string">
            <text:p>using `Rmd/quarto` to walk through the steps required to reproduce plots from a published paper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18" office:value-type="date" office:date-value="2024-02-15" calcext:value-type="date">
            <text:p>15/Feb</text:p>
          </table:table-cell>
          <table:table-cell table:style-name="ce10" office:value-type="string" calcext:value-type="string">
            <text:p>Normal-distributions</text:p>
          </table:table-cell>
          <table:table-cell table:style-name="ce10" office:value-type="string" calcext:value-type="string">
            <text:p>_understand central limit theorem intuitively + using R simulations_; why \~normal is a useful default. Learn cases when it doesn't apply. Students distribution is got by sampling from a normal and calculating the mean. 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10" office:value-type="float" office:value="11" calcext:value-type="float">
            <text:p>11</text:p>
          </table:table-cell>
          <table:table-cell table:style-name="ce18" office:value-type="date" office:date-value="2024-02-20" calcext:value-type="date">
            <text:p>20/Feb</text:p>
          </table:table-cell>
          <table:table-cell table:style-name="ce10" office:value-type="string" calcext:value-type="string">
            <text:p>Intro to hypothesis testing (*t-tests*)</text:p>
          </table:table-cell>
          <table:table-cell table:style-name="ce10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12"/>
          <table:table-cell table:number-columns-repeated="1019"/>
        </table:table-row>
        <table:table-row table:style-name="ro4">
          <table:table-cell table:style-name="ce10" office:value-type="float" office:value="12" calcext:value-type="float">
            <text:p>12</text:p>
          </table:table-cell>
          <table:table-cell table:style-name="ce18" office:value-type="date" office:date-value="2024-02-22" calcext:value-type="date">
            <text:p>22/Feb</text:p>
          </table:table-cell>
          <table:table-cell table:style-name="ce10" office:value-type="string" calcext:value-type="string">
            <text:p>Problems with p-values</text:p>
          </table:table-cell>
          <table:table-cell table:style-name="ce10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12"/>
          <table:table-cell table:number-columns-repeated="1019"/>
        </table:table-row>
        <table:table-row table:style-name="ro7">
          <table:table-cell table:style-name="ce10" office:value-type="float" office:value="13" calcext:value-type="float">
            <text:p>13</text:p>
          </table:table-cell>
          <table:table-cell table:style-name="ce18" office:value-type="date" office:date-value="2024-02-27" calcext:value-type="date">
            <text:p>27/Feb</text:p>
          </table:table-cell>
          <table:table-cell table:style-name="ce10" office:value-type="string" calcext:value-type="string">
            <text:p>Linear regression (*2 dimensional data*)</text:p>
          </table:table-cell>
          <table:table-cell table:style-name="ce10" office:value-type="string" calcext:value-type="string">
            <text:p>2D data with one independent variable. *Rehash straight line equation:* `y = mx + c`. \_show an interactive tutorial on how fitting works. Show `geom_smooth()` in R.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10" office:value-type="float" office:value="14" calcext:value-type="float">
            <text:p>14</text:p>
          </table:table-cell>
          <table:table-cell table:style-name="ce18" office:value-type="date" office:date-value="2024-02-29" calcext:value-type="date">
            <text:p>29/Feb</text:p>
          </table:table-cell>
          <table:table-cell table:style-name="ce10" office:value-type="string" calcext:value-type="string">
            <text:p>Linear regression fitting</text:p>
          </table:table-cell>
          <table:table-cell table:style-name="ce10" office:value-type="string" calcext:value-type="string">
            <text:p>key concept is the % of variance explained by the fit. *Do `lm` and show how to interpret results and p.values*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10" office:value-type="float" office:value="15" calcext:value-type="float">
            <text:p>15</text:p>
          </table:table-cell>
          <table:table-cell table:style-name="ce18" office:value-type="date" office:date-value="2024-03-05" calcext:value-type="date">
            <text:p>05/Mar</text:p>
          </table:table-cell>
          <table:table-cell table:style-name="ce10" office:value-type="string" calcext:value-type="string">
            <text:p>Re-capitulate t-tests using linear regression fitting</text:p>
          </table:table-cell>
          <table:table-cell table:style-name="ce15" office:value-type="string" calcext:value-type="string">
            <text:p>*hypothesis testing is akin to fitting 1D data + 2nd D of categorical variable*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4th or 5th/Mar</text:p>
          </table:table-cell>
          <table:table-cell table:style-name="ce15" office:value-type="string" calcext:value-type="string">
            <text:p>Review session</text:p>
          </table:table-cell>
          <table:table-cell table:style-name="ce15" office:value-type="string" calcext:value-type="string">
            <text:p>Summary of key concepts by TAs + Q &amp; A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10" office:value-type="float" office:value="16" calcext:value-type="float">
            <text:p>16</text:p>
          </table:table-cell>
          <table:table-cell table:style-name="ce18" office:value-type="date" office:date-value="2024-03-07" calcext:value-type="date">
            <text:p>07/Mar</text:p>
          </table:table-cell>
          <table:table-cell table:style-name="ce10" office:value-type="string" calcext:value-type="string">
            <text:p>Midterm</text:p>
          </table:table-cell>
          <table:table-cell table:style-name="ce17" office:value-type="string" calcext:value-type="string">
            <text:p>**R***: tidyverse, plots, Rmarkdown*; **Stats**: *t-tests, problems with p-values, linear regressions* 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9-17/Mar</text:p>
          </table:table-cell>
          <table:table-cell table:style-name="ce11" office:value-type="string" calcext:value-type="string">
            <text:p>Spring break</text:p>
          </table:table-cell>
          <table:table-cell table:style-name="ce10" office:value-type="string" calcext:value-type="string">
            <text:p>no class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/>
          <table:table-cell table:style-name="ce18"/>
          <table:table-cell table:style-name="ce12" table:number-columns-repeated="3"/>
          <table:table-cell table:number-columns-repeated="1019"/>
        </table:table-row>
        <table:table-row table:style-name="ro3">
          <table:table-cell table:style-name="ce10" office:value-type="float" office:value="17" calcext:value-type="float">
            <text:p>17</text:p>
          </table:table-cell>
          <table:table-cell table:style-name="ce18" office:value-type="date" office:date-value="2024-03-19" calcext:value-type="date">
            <text:p>19/Mar</text:p>
          </table:table-cell>
          <table:table-cell table:style-name="ce10" office:value-type="string" calcext:value-type="string">
            <text:p>Data -\&gt; statistics pipeline from a research article, **workshop**</text:p>
          </table:table-cell>
          <table:table-cell table:style-name="ce10" office:value-type="string" calcext:value-type="string">
            <text:p>using `Rmd/quarto` to walk through the steps required to reproduce statistics from a published paper</text:p>
          </table:table-cell>
          <table:table-cell table:style-name="ce15" office:value-type="string" calcext:value-type="string">
            <text:p>*Assignment*: Turn in the in-class workshop as report</text:p>
          </table:table-cell>
          <table:table-cell table:number-columns-repeated="1019"/>
        </table:table-row>
        <table:table-row table:style-name="ro4">
          <table:table-cell table:style-name="ce10" office:value-type="float" office:value="18" calcext:value-type="float">
            <text:p>18</text:p>
          </table:table-cell>
          <table:table-cell table:style-name="ce18" office:value-type="date" office:date-value="2024-03-21" calcext:value-type="date">
            <text:p>21/Mar</text:p>
          </table:table-cell>
          <table:table-cell table:style-name="ce10" office:value-type="string" calcext:value-type="string">
            <text:p>Non-linear regressions</text:p>
          </table:table-cell>
          <table:table-cell table:style-name="ce10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18" office:value-type="date" office:date-value="2024-03-26" calcext:value-type="date">
            <text:p>26/Mar</text:p>
          </table:table-cell>
          <table:table-cell table:style-name="ce10" office:value-type="string" calcext:value-type="string">
            <text:p>Bootstrapping</text:p>
          </table:table-cell>
          <table:table-cell table:style-name="ce10" office:value-type="string" calcext:value-type="string">
            <text:p>benefits: *a better non-parametric test without making any assumptions about the data distribution*; cost: <text:span text:style-name="T1">low powered</text:span>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10" office:value-type="float" office:value="20" calcext:value-type="float">
            <text:p>20</text:p>
          </table:table-cell>
          <table:table-cell table:style-name="ce18" office:value-type="date" office:date-value="2024-03-28" calcext:value-type="date">
            <text:p>28/Mar</text:p>
          </table:table-cell>
          <table:table-cell table:style-name="ce10" office:value-type="string" calcext:value-type="string">
            <text:p>Bootstrapping in R</text:p>
          </table:table-cell>
          <table:table-cell table:style-name="ce15" office:value-type="string" calcext:value-type="string">
            <text:p>*using a vectorized workflow to achieve bootstrapping and simple hypothesis testing*</text:p>
          </table:table-cell>
          <table:table-cell table:style-name="ce12"/>
          <table:table-cell table:number-columns-repeated="1019"/>
        </table:table-row>
        <table:table-row table:style-name="ro7">
          <table:table-cell table:style-name="ce10" office:value-type="float" office:value="21" calcext:value-type="float">
            <text:p>21</text:p>
          </table:table-cell>
          <table:table-cell table:style-name="ce18" office:value-type="date" office:date-value="2024-04-02" calcext:value-type="date">
            <text:p>02/Apr</text:p>
          </table:table-cell>
          <table:table-cell table:style-name="ce10" office:value-type="string" calcext:value-type="string">
            <text:p>Working with higher dimensional data</text:p>
          </table:table-cell>
          <table:table-cell table:style-name="ce10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10" office:value-type="float" office:value="22" calcext:value-type="float">
            <text:p>22</text:p>
          </table:table-cell>
          <table:table-cell table:style-name="ce18" office:value-type="date" office:date-value="2024-04-04" calcext:value-type="date">
            <text:p>04/Apr</text:p>
          </table:table-cell>
          <table:table-cell table:style-name="ce10" office:value-type="string" calcext:value-type="string">
            <text:p>critique statistics from a research article, **workshop**</text:p>
          </table:table-cell>
          <table:table-cell table:style-name="ce10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12"/>
          <table:table-cell table:number-columns-repeated="1019"/>
        </table:table-row>
        <table:table-row table:style-name="ro7">
          <table:table-cell table:style-name="ce10" office:value-type="float" office:value="23" calcext:value-type="float">
            <text:p>23</text:p>
          </table:table-cell>
          <table:table-cell table:style-name="ce18" office:value-type="date" office:date-value="2024-04-09" calcext:value-type="date">
            <text:p>09/Apr</text:p>
          </table:table-cell>
          <table:table-cell table:style-name="ce10" office:value-type="string" calcext:value-type="string">
            <text:p>Using AI based tools to speed up writing code</text:p>
          </table:table-cell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[Ethics](https://www.reddit.com/r/learnprogramming/comments/1796ftz/why_is_codeium_and_github_copilot_unethical_why/) ; [LLMs overview](https://intro2r.library.duke.edu/ai.html)</text:p>
          </table:table-cell>
          <table:table-cell table:number-columns-repeated="1019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8" office:value-type="date" office:date-value="2024-04-11" calcext:value-type="date">
            <text:p>11/Apr</text:p>
          </table:table-cell>
          <table:table-cell table:style-name="ce10" office:value-type="string" calcext:value-type="string">
            <text:p>Student presentations 1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8" office:value-type="date" office:date-value="2024-04-16" calcext:value-type="date">
            <text:p>16/Apr</text:p>
          </table:table-cell>
          <table:table-cell table:style-name="ce10" office:value-type="string" calcext:value-type="string">
            <text:p>Student presentations 2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date" office:date-value="2024-04-18" calcext:value-type="date">
            <text:p>18/Apr</text:p>
          </table:table-cell>
          <table:table-cell table:style-name="ce10" office:value-type="string" calcext:value-type="string">
            <text:p>Student presentations 3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24-30/Apr</text:p>
          </table:table-cell>
          <table:table-cell table:style-name="ce10" office:value-type="string" calcext:value-type="string">
            <text:p>Final exam</text:p>
          </table:table-cell>
          <table:table-cell table:style-name="ce12" table:number-columns-repeated="2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sml" table:style-name="ta1">
        <table:table-column table:style-name="co5" table:default-cell-style-name="ce25"/>
        <table:table-column table:style-name="co2" table:default-cell-style-name="ce18"/>
        <table:table-column table:style-name="co6" table:default-cell-style-name="ce25"/>
        <table:table-column table:style-name="co7" table:default-cell-style-name="ce25"/>
        <table:table-row table:style-name="ro1">
          <table:table-cell table:style-name="ce24" office:value-type="string" calcext:value-type="string">
            <text:p>Lec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Detai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1-09" calcext:value-type="date">
            <text:p>09/Jan</text:p>
          </table:table-cell>
          <table:table-cell office:value-type="string" calcext:value-type="string">
            <text:p>Introductions and installations</text:p>
          </table:table-cell>
          <table:table-cell office:value-type="string" calcext:value-type="string">
            <text:p>[slides](lecture01.Rmd) ([PDF](<text:a xlink:href="https://bios-538.github.io/" xlink:type="simple">https://bios-538.github.io/</text:a>)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4-01-25" calcext:value-type="date">
            <text:p>25/Jan</text:p>
          </table:table-cell>
          <table:table-cell office:value-type="string" calcext:value-type="string">
            <text:p>R basics contd.</text:p>
          </table:table-cell>
          <table:table-cell office:value-type="string" calcext:value-type="string">
            <text:p>for() ; function() and vectorization</text:p>
            <text:p>[lec5_demo](scripts/class5_demo_loops-functions.R), [lec5_practice](scripts/class5_practice_loops-functions.R)</text:p>
          </table:table-cell>
        </table:table-row>
      </table:table>
      <table:table table:name="test_4" table:style-name="ta1">
        <table:table-column table:style-name="co8" table:default-cell-style-name="Default"/>
        <table:table-column table:style-name="co9" table:default-cell-style-name="ce2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9" office:value-type="string" calcext:value-type="string">
            <text:p>Lec</text:p>
          </table:table-cell>
          <table:table-cell table:style-name="ce27" office:value-type="string" calcext:value-type="string">
            <text:p>Date</text:p>
          </table:table-cell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tails</text:p>
          </table:table-cell>
          <table:table-cell table:style-name="ce9" office:value-type="string" calcext:value-type="string">
            <text:p>Resources</text:p>
          </table:table-cell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18" office:value-type="date" office:date-value="2024-01-09" calcext:value-type="date">
            <text:p>09/Jan</text:p>
          </table:table-cell>
          <table:table-cell table:style-name="ce10" office:value-type="string" calcext:value-type="string">
            <text:p>Introductions and installations</text:p>
          </table:table-cell>
          <table:table-cell table:style-name="ce10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10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8" office:value-type="date" office:date-value="2024-01-11" calcext:value-type="date">
            <text:p>11/Jan</text:p>
          </table:table-cell>
          <table:table-cell table:style-name="ce10" office:value-type="string" calcext:value-type="string">
            <text:p>Refresher in statistics, hands-on activity</text:p>
          </table:table-cell>
          <table:table-cell table:style-name="ce10" office:value-type="string" calcext:value-type="string">
            <text:p>working with distributions - *without a computer.* [slides](lecture02.qmd)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8" office:value-type="date" office:date-value="2024-01-16" calcext:value-type="date">
            <text:p>16/Jan</text:p>
          </table:table-cell>
          <table:table-cell table:style-name="ce10" office:value-type="string" calcext:value-type="string">
            <text:p>NO CLASS; Hard freeze day</text:p>
          </table:table-cell>
          <table:table-cell table:style-name="ce12" table:number-columns-repeated="2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18" office:value-type="date" office:date-value="2024-01-18" calcext:value-type="date">
            <text:p>18/Jan</text:p>
          </table:table-cell>
          <table:table-cell table:style-name="ce10" office:value-type="string" calcext:value-type="string">
            <text:p>R basics, datatypes and control flow</text:p>
          </table:table-cell>
          <table:table-cell table:style-name="ce10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10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10" office:value-type="string" calcext:value-type="string">
            <text:p>…</text:p>
          </table:table-cell>
          <table:table-cell table:style-name="ce18" office:value-type="date" office:date-value="2024-01-25" calcext:value-type="date">
            <text:p>25/Jan</text:p>
          </table:table-cell>
          <table:table-cell table:style-name="ce12"/>
          <table:table-cell table:style-name="ce10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12"/>
        </table:table-row>
        <table:table-row table:style-name="ro6" table:number-rows-repeated="1048569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19:39:40.9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ymous</meta:initial-creator>
    <meta:creation-date>2024-01-27T09:37:55.656000000</meta:creation-date>
    <dc:date>2024-01-28T19:40:23.065000000</dc:date>
    <dc:creator>Anon ymous</dc:creator>
    <meta:editing-duration>PT2H51M48S</meta:editing-duration>
    <meta:editing-cycles>26</meta:editing-cycles>
    <meta:generator>LibreOffice/6.2.0.3$Windows_X86_64 LibreOffice_project/98c6a8a1c6c7b144ce3cc729e34964b47ce25d62</meta:generator>
    <meta:document-statistic meta:table-count="3" meta:cell-count="170" meta:object-count="0"/>
  </office:meta>
</office:document-meta>
</file>